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left" draw:textarea-vertical-align="top" draw:auto-grow-height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marker-end="" draw:textarea-vertical-align="middle"/>
    </style:style>
    <style:style style:name="gr5" style:family="graphic" style:parent-style-name="objectwithoutfill">
      <style:graphic-properties draw:marker-end="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04cm" fo:min-width="0.881cm"/>
    </style:style>
    <style:style style:name="gr8" style:family="graphic" style:parent-style-name="objectwithoutfill">
      <style:graphic-properties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14cm" fo:min-width="2.59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3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style:text-position="0% 100%"/>
    </style:style>
    <style:style style:name="T2" style:family="text">
      <style:text-properties style:text-position="sub 58%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2.032cm" svg:height="2.032cm" svg:x="7.569cm" svg:y="2.311cm">
          <text:p text:style-name="P1"><text:s/>Φ(.)</text:p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cm" svg:height="5.855cm" svg:x="0.191cm" svg:y="0.392cm">
          <draw:text-box>
            <text:p text:style-name="P2"><text:span text:style-name="T1">X</text:span><text:span text:style-name="T2">1</text:span></text:p>
            <text:p text:style-name="P2">X<text:span text:style-name="T2">2</text:span></text:p>
            <text:p text:style-name="P2">.</text:p>
            <text:p text:style-name="P2">.</text:p>
            <text:p text:style-name="P2">.</text:p>
            <text:p text:style-name="P2">X<text:span text:style-name="T2">n</text:span></text:p>
            <text:p text:style-name="P2">1</text:p>
          </draw:text-box>
        </draw:frame>
        <draw:custom-shape draw:style-name="gr3" draw:text-style-name="P3" xml:id="id1" draw:id="id1" draw:layer="layout" svg:width="2.032cm" svg:height="2.032cm" svg:x="3.891cm" svg:y="2.311cm">
          <text:p text:style-name="P2"><text:span text:style-name="T3">Σ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2" draw:layer="layout" draw:type="line" svg:x1="4.907cm" svg:y1="2.311cm" svg:x2="1.769cm" svg:y2="0.809cm" draw:start-shape="id1" draw:start-glue-point="4" svg:d="m4907 2311-3138-1502" svg:viewBox="0 0 3139 1503">
          <text:p/>
        </draw:connector>
        <draw:connector draw:style-name="gr5" draw:text-style-name="P2" draw:layer="layout" draw:type="line" svg:x1="4.188cm" svg:y1="2.608cm" svg:x2="1.872cm" svg:y2="1.795cm" draw:start-shape="id1" draw:start-glue-point="5" svg:d="m4188 2608-2316-813" svg:viewBox="0 0 2317 814">
          <text:p/>
        </draw:connector>
        <draw:connector draw:style-name="gr5" draw:text-style-name="P2" draw:layer="layout" draw:type="line" svg:x1="4.188cm" svg:y1="4.046cm" svg:x2="1.717cm" svg:y2="4.7cm" draw:start-shape="id1" draw:start-glue-point="7" svg:d="m4188 4046-2471 654" svg:viewBox="0 0 2472 655">
          <text:p/>
        </draw:connector>
        <draw:frame draw:style-name="gr6" draw:layer="layout" svg:width="1.162cm" svg:height="1.171cm" svg:x="1.732cm" svg:y="0.931cm">
          <draw:text-box>
            <text:p>w<text:span text:style-name="T2">2</text:span></text:p>
          </draw:text-box>
        </draw:frame>
        <draw:frame draw:style-name="gr6" draw:layer="layout" svg:width="1.162cm" svg:height="1.171cm" svg:x="2.021cm" svg:y="0.197cm">
          <draw:text-box>
            <text:p>w<text:span text:style-name="T2">1</text:span></text:p>
          </draw:text-box>
        </draw:frame>
        <draw:frame draw:style-name="gr7" draw:layer="layout" svg:width="1.381cm" svg:height="1.254cm" svg:x="1.713cm" svg:y="3.345cm">
          <draw:text-box>
            <text:p>w<text:span text:style-name="T2">n</text:span></text:p>
          </draw:text-box>
        </draw:frame>
        <draw:connector draw:style-name="gr5" draw:text-style-name="P2" draw:layer="layout" draw:type="line" svg:x1="4.907cm" svg:y1="4.343cm" svg:x2="1.769cm" svg:y2="5.478cm" draw:start-shape="id1" draw:start-glue-point="8" svg:d="m4907 4343-3138 1135" svg:viewBox="0 0 3139 1136">
          <text:p/>
        </draw:connector>
        <draw:frame draw:style-name="gr6" draw:layer="layout" svg:width="0.925cm" svg:height="0.962cm" svg:x="2.675cm" svg:y="4.969cm">
          <draw:text-box>
            <text:p>B</text:p>
          </draw:text-box>
        </draw:frame>
        <draw:path draw:style-name="gr5" draw:text-style-name="P2" draw:layer="layout" svg:width="0.988cm" svg:height="0.267cm" draw:transform="skewX (-0.00785398163397445) rotate (0.691150383789754) translate (7.99168967443389cm 3.92496518190258cm)" svg:viewBox="0 0 989 268" svg:d="m0 154c0 0 93 104 235 114s315-283 470-267 284 154 284 154">
          <text:p/>
        </draw:path>
        <draw:connector draw:style-name="gr8" draw:text-style-name="P2" draw:layer="layout" draw:type="line" svg:x1="5.923cm" svg:y1="3.327cm" svg:x2="7.569cm" svg:y2="3.327cm" draw:start-shape="id1" draw:start-glue-point="10" draw:end-shape="id2" draw:end-glue-point="3" svg:d="m5923 3327h1646" svg:viewBox="0 0 1647 1">
          <text:p/>
        </draw:connector>
        <draw:connector draw:style-name="gr8" draw:text-style-name="P2" draw:layer="layout" draw:type="line" svg:x1="9.601cm" svg:y1="3.327cm" svg:x2="11.592cm" svg:y2="3.327cm" draw:start-shape="id2" draw:start-glue-point="1" draw:end-shape="id3" draw:end-glue-point="3" svg:d="m9601 3327h1991" svg:viewBox="0 0 1992 1">
          <text:p/>
        </draw:connector>
        <draw:frame draw:style-name="gr9" xml:id="id3" draw:id="id3" draw:layer="layout" svg:width="0.925cm" svg:height="1.264cm" svg:x="11.592cm" svg:y="2.695cm">
          <draw:text-box>
            <text:p>Y</text:p>
          </draw:text-box>
        </draw:frame>
        <draw:connector draw:style-name="gr5" draw:text-style-name="P2" draw:layer="layout" draw:type="line" svg:x1="3.891cm" svg:y1="3.327cm" svg:x2="1.872cm" svg:y2="3.247cm" draw:start-shape="id1" draw:start-glue-point="6" svg:d="m3891 3327-2019-80" svg:viewBox="0 0 2020 81">
          <text:p/>
        </draw:connector>
        <draw:frame draw:style-name="gr10" draw:layer="layout" svg:width="1.2cm" svg:height="0.962cm" svg:x="1.786cm" svg:y="2.41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7cm" fo:page-height="6.3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helio </meta:initial-creator>
    <meta:creation-date>2013-11-15T09:00:05</meta:creation-date>
    <dc:date>2013-11-15T12:49:01</dc:date>
    <dc:creator>helio </dc:creator>
    <meta:editing-duration>PT4M50S</meta:editing-duration>
    <meta:editing-cycles>3</meta:editing-cycles>
    <meta:generator>LibreOffice/3.5$Linux_x86 LibreOffice_project/350m1$Build-2</meta:generator>
    <meta:document-statistic meta:object-count="17"/>
  </office:meta>
</office:document-meta>
</file>